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14a38" officeooo:paragraph-rsid="00114a38"/>
    </style:style>
    <style:style style:name="P2" style:family="paragraph" style:parent-style-name="Standard" style:list-style-name="L1">
      <style:text-properties officeooo:rsid="0012a8fe" officeooo:paragraph-rsid="0012a8fe"/>
    </style:style>
    <style:style style:name="T1" style:family="text">
      <style:text-properties officeooo:rsid="0012a8fe"/>
    </style:style>
    <style:style style:name="T2" style:family="text">
      <style:text-properties officeooo:rsid="0012d90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92493148" text:style-name="L1">
        <text:list-item>
          <text:p text:style-name="P1">Intro</text:p>
          <text:list>
            <text:list-item>
              <text:p text:style-name="P1">Hook/Audience application/<text:span text:style-name="T1">Topic statement</text:span></text:p>
              <text:list>
                <text:list-item>
                  <text:p text:style-name="P1">So, for those of yall who just finished CS180, good job! Those projects 4 and 5 were rough, but you got through it, and now you know how to program in java. <text:span text:style-name="T1">If you’re looking for something fun you can do with your new skills, making a minecraft mod is a great option and I’m going to teach you how to do that.</text:span></text:p>
                </text:list-item>
              </text:list>
            </text:list-item>
            <text:list-item>
              <text:p text:style-name="P1">Ethos</text:p>
              <text:list>
                <text:list-item>
                  <text:p text:style-name="P2">Two years ago I made a minecraft mod for 1.16 adding lasers to minecraft which was super cool and then I made a webassembly interpreter for minecraft which I actually got mostly working but I gave up on it because it got too complicated. <text:span text:style-name="T2">In 1.17 back when skulk sensors were creative only, I made a mod that spawns them in the game so you can collect them and it lets you infect sheep with them to make a skulk sensor farm.</text:span></text:p>
                </text:list-item>
              </text:list>
            </text:list-item>
            <text:list-item>
              <text:p text:style-name="P2">Thesis</text:p>
              <text:list>
                <text:list-item>
                  <text:p text:style-name="P2">So for this demonstration I’m going to make a minecraft mod adding a new block and </text:p>
                </text:list-item>
              </text:list>
            </text:list-item>
          </text:list>
        </text:list-item>
        <text:list-item>
          <text:p text:style-name="P1">Conclusion</text:p>
          <text:list>
            <text:list-item>
              <text:p text:style-name="P1">Restate thesis</text:p>
            </text:list-item>
            <text:list-item>
              <text:p text:style-name="P1">Summarize points</text:p>
            </text:list-item>
            <text:list-item>
              <text:p text:style-name="P1">Closing statem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4:57:59.888941781</meta:creation-date>
    <dc:date>2023-12-17T15:28:14.084319959</dc:date>
    <meta:editing-duration>PT9M33S</meta:editing-duration>
    <meta:editing-cycles>1</meta:editing-cycles>
    <meta:document-statistic meta:table-count="0" meta:image-count="0" meta:object-count="0" meta:page-count="1" meta:paragraph-count="11" meta:word-count="185" meta:character-count="940" meta:non-whitespace-character-count="776"/>
    <meta:generator>LibreOffice/7.3.7.2$Linux_X86_64 LibreOffice_project/30$Build-2</meta:generator>
  </office:meta>
</office:document-meta>
</file>